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5.262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0.908cm"/>
    </style:style>
    <style:style style:name="co5" style:family="table-column">
      <style:table-column-properties fo:break-before="auto" style:column-width="1.069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12.51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Open-PLC-Project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설명</text:p>
          </table:table-cell>
          <table:table-cell table:style-name="ce3" table:number-columns-repeated="1637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C1,C2</text:p>
          </table:table-cell>
          <table:table-cell table:style-name="ce14" office:value-type="string" calcext:value-type="string">
            <text:p>0603N120J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15pF ±5% 50V NP0</text:p>
          </table:table-cell>
          <table:table-cell table:number-columns-repeated="1637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C3</text:p>
          </table:table-cell>
          <table:table-cell table:style-name="ce14" office:value-type="string" calcext:value-type="string">
            <text:p>0603X475K10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4.7uF ±10% 10V X5R</text:p>
          </table:table-cell>
          <table:table-cell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C4,C5,C6,C7,C8,C12,C13,C15</text:p>
          </table:table-cell>
          <table:table-cell table:style-name="ce14" office:value-type="string" calcext:value-type="string">
            <text:p>0603B104K500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100nF ±10% 50V X7R</text:p>
          </table:table-cell>
          <table:table-cell table:number-columns-repeated="1637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C9,C10,C11</text:p>
          </table:table-cell>
          <table:table-cell table:style-name="ce14" office:value-type="string" calcext:value-type="string">
            <text:p>1210B225K10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2.2uF ±10% 100V X7R</text:p>
          </table:table-cell>
          <table:table-cell table:number-columns-repeated="16377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C14</text:p>
          </table:table-cell>
          <table:table-cell table:style-name="ce14" office:value-type="string" calcext:value-type="string">
            <text:p>1206B226K10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22uF ±10% 10V X7R</text:p>
          </table:table-cell>
          <table:table-cell table:number-columns-repeated="16377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L1</text:p>
          </table:table-cell>
          <table:table-cell table:style-name="ce14" office:value-type="string" calcext:value-type="string">
            <text:p>SWPA5040S150MT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Sunlord</text:p>
          </table:table-cell>
          <table:table-cell table:style-name="ce14" office:value-type="string" calcext:value-type="string">
            <text:p>15uH ±20% 0.086 Ohm 2.0A Isat Shielded</text:p>
          </table:table-cell>
          <table:table-cell table:number-columns-repeated="16377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WR06X1002FT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10 kOhm 1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R2</text:p>
          </table:table-cell>
          <table:table-cell table:style-name="ce14" office:value-type="string" calcext:value-type="string">
            <text:p>WR06X0000JT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NP</text:p>
          </table:table-cell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0 Ohm 5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WR06X4123FT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412 kOhm ±1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R4</text:p>
          </table:table-cell>
          <table:table-cell table:style-name="ce14" office:value-type="string" calcext:value-type="string">
            <text:p>WR06X2003FT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200 kOhm ±1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R5</text:p>
          </table:table-cell>
          <table:table-cell table:style-name="ce14" office:value-type="string" calcext:value-type="string">
            <text:p>WR06X5102FT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51kOhm ±1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R6</text:p>
          </table:table-cell>
          <table:table-cell table:style-name="ce14" office:value-type="string" calcext:value-type="string">
            <text:p>WR06X2212FT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WALSIN</text:p>
          </table:table-cell>
          <table:table-cell table:style-name="ce14" office:value-type="string" calcext:value-type="string">
            <text:p>22.1kOhm ±1% 1/10W</text:p>
          </table:table-cell>
          <table:table-cell table:number-columns-repeated="16377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STM32F446RET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ST</text:p>
          </table:table-cell>
          <table:table-cell table:style-name="ce14" office:value-type="string" calcext:value-type="string">
            <text:p>ARM Cortex-M4 512kB Flash 128kB RAM 180MHz</text:p>
          </table:table-cell>
          <table:table-cell table:number-columns-repeated="16377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U2</text:p>
          </table:table-cell>
          <table:table-cell table:style-name="ce14" office:value-type="string" calcext:value-type="string">
            <text:p>TPS560430XDBV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I</text:p>
          </table:table-cell>
          <table:table-cell table:style-name="ce14" office:value-type="string" calcext:value-type="string">
            <text:p>SIMPLE SWITCHER 4V to 36V, 600mA Synchronous Step-Down Converter</text:p>
          </table:table-cell>
          <table:table-cell table:number-columns-repeated="16377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U3</text:p>
          </table:table-cell>
          <table:table-cell table:style-name="ce14" office:value-type="string" calcext:value-type="string">
            <text:p>CA-IS3052CW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TI</text:p>
          </table:table-cell>
          <table:table-cell table:style-name="ce14" office:value-type="string" calcext:value-type="string">
            <text:p>Isolated CAN Transceiver</text:p>
          </table:table-cell>
          <table:table-cell table:number-columns-repeated="16377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1532H4-12000JWPDTSNL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HCI</text:p>
          </table:table-cell>
          <table:table-cell table:style-name="ce14" office:value-type="string" calcext:value-type="string">
            <text:p>12MHz 15pF -40~85℃</text:p>
          </table:table-cell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family-complex="'Noto Sans CJK JP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00/00/00</text:date>, <text:time style:data-style-name="N2" text:time-value="00:00:09.696964277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00:00:26.899308878</dc:date>
    <meta:editing-duration>PT1M30S</meta:editing-duration>
    <meta:editing-cycles>5</meta:editing-cycles>
    <meta:generator>LibreOffice/24.8.3.2$Linux_X86_64 LibreOffice_project/480$Build-2</meta:generator>
    <meta:print-date>2024-12-01T23:59:51.998940275</meta:print-date>
    <meta:printed-by>PDF 파일</meta:printed-by>
    <meta:document-statistic meta:table-count="1" meta:cell-count="104" meta:object-count="0"/>
  </office:meta>
</office:document-meta>
</file>